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-Unicode, Arial, 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525cm" draw:stroke-linejoin="miter" draw:fill="solid" draw:fill-color="#0066b3"/>
    </style:style>
    <style:style style:name="P1" style:family="paragraph">
      <loext:graphic-properties draw:fill="solid" draw:fill-color="#0066b3"/>
    </style:style>
  </office:automatic-styles>
  <office:body>
    <office:drawing>
      <draw:page draw:name="page1" draw:style-name="dp1" draw:master-page-name="Default">
        <draw:path draw:style-name="gr1" draw:text-style-name="P1" draw:layer="layout" svg:width="20.999cm" svg:height="9.732cm" svg:x="2.321cm" svg:y="8.225cm" svg:viewBox="0 0 21000 9733" svg:d="M8523 862c590-459 827 855 827 855-16-93-488-290-630-341-146-53-462-249-197-514zM13792 639c174-276-23-618-327-639-1130 44-1023 1467-1023 1467 409-525 1182-552 1350-828zM6929 8915c-3282-499-5586-1671-5586-3036 0-1699 3571-3096 8161-3273-27-172-36-336-46-500-5320 197-9458 1856-9458 3773 0 1088 1317 2157 3481 2744 9010 2451 14969 137 15739-258-4891 1638-12291 550-12291 550zM21000 5650c-12-1394-2133-2183-2133-2183-1787-783-3855-1175-6211-1315-12 172-23 343-52 521 2406 189 4522 690 5781 1411 2615 1499 365 2854-555 3274-5181 2144-11042 882-12584 539 3092 1199 8271 1118 9888 856 6022-1011 5866-3103 5866-3103zM18673 6031c62-267 725-2279-6159-2905-19 92-33 182-55 273-22 77-26 133-45 205 3114 196 5580 1217 6259 2427zM8756 4309c285-17 652-48 1080-73-4-31-8-61-12-94zM2657 6056c0 0 355-945 1630-1420-420 383-814 711-814 1314 0 607 1799 1895 5617 2013 1062 160 6190 605 7991-1170 303-381 907-1038-615-1827-878-454-2489-774-4163-867-6 45-14 92-20 136 771 53 1584 168 2390 402 251 223 1238 1223-1376 1802 494-289 1288-788-491-1355 491 343 1214 922-536 1382 364-266 669-592-243-791-186-447-307-1189 43-2365 330-1421 449-2762-1013-2815-1459 53-1340 1394-1013 2815 486 1614 81 2428-167 2748-162-142-116-309 53-407-332 64-1237 432-55 855-433-55-2328-606-974-1368-392 118-1696 605-327 1380-710-211-1827-644-1814-1262 13-619 907-880 985-919-449 104-1592 564-1473 1182 120 619 1327 1527 4801 1527 3470 0 5207-1263 4248-2186 868 436 1327 831 1288 1240-38 406-842 1879-5578 1826-1524 11-3444-302-4811-987 117 79 485 329 802 514-553-171-2299-802-2286-1763 9-853 1891-1785 4976-2048-20-76-24-136-48-217-32-133-53-265-80-398-2326 140-7393 802-6927 3029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-Unicode, Arial, 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25cm" fo:page-height="37.1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8-10T16:55:03.439913915</dc:date>
    <dc:creator>Alex </dc:creator>
    <meta:editing-duration>PT19S</meta:editing-duration>
    <meta:editing-cycles>1</meta:editing-cycles>
    <meta:document-statistic meta:object-count="1"/>
    <meta:generator>LibreOffice/6.0.3.2$Linux_X86_64 LibreOffice_project/00m0$Build-2</meta:generator>
  </office:meta>
</office:document-meta>
</file>